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-0.5in" style:auto-text-indent="false" fo:break-before="auto" fo:break-after="auto"/>
    </style:style>
    <style:style style:name="P2" style:family="paragraph" style:parent-style-name="Standard">
      <style:paragraph-properties fo:margin-left="0.5in" fo:margin-right="0in" fo:text-indent="-0.5in" style:auto-text-indent="false"/>
    </style:style>
    <style:style style:name="P3" style:family="paragraph" style:parent-style-name="Standard">
      <style:paragraph-properties fo:margin-left="0.5in" fo:margin-right="0in" fo:line-height="100%" fo:text-indent="-0.5in" style:auto-text-indent="false"/>
      <style:text-properties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>
      <style:paragraph-properties fo:margin-left="0.5in" fo:margin-right="0in" fo:line-height="100%" fo:text-indent="-0.5in" style:auto-text-indent="false"/>
    </style:style>
    <style:style style:name="P5" style:family="paragraph" style:parent-style-name="Standard" style:master-page-name="Standard">
      <style:paragraph-properties fo:margin-left="0.5in" fo:margin-right="0in" fo:text-indent="-0.5in" style:auto-text-indent="false" style:page-number="1" fo:break-before="auto" fo:break-after="auto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line-height="218%" fo:text-indent="0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Arial" style:font-name-asian="Arial1" style:font-name-complex="Arial1"/>
    </style:style>
    <style:style style:name="P9" style:family="paragraph" style:parent-style-name="Standard">
      <style:paragraph-properties fo:break-before="auto" fo:break-after="auto" fo:padding="0in" fo:border="none"/>
    </style:style>
    <style:style style:name="P10" style:family="paragraph" style:parent-style-name="Standard">
      <style:paragraph-properties fo:text-align="end" style:justify-single-word="false" fo:break-before="auto" fo:break-after="auto" fo:padding="0in" fo:border="none"/>
    </style:style>
    <style:style style:name="P11" style:family="paragraph" style:parent-style-name="Heading_20_3">
      <style:paragraph-properties fo:margin-left="0in" fo:margin-right="0in" fo:margin-top="0.1945in" fo:margin-bottom="0.0555in" loext:contextual-spacing="false" fo:line-height="100%" fo:keep-together="auto" fo:text-indent="0in" style:auto-text-indent="false" fo:keep-with-next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4" style:family="text">
      <style:text-properties style:font-name="Arial" fo:font-size="10pt" style:font-name-asian="Arial1" style:font-size-asian="10pt" style:font-name-complex="Arial1" style:font-size-complex="10pt"/>
    </style:style>
    <style:style style:name="T5" style:family="text">
      <style:text-properties style:font-name="Arial" fo:font-size="10pt" fo:font-weight="normal" style:font-name-asian="Arial1" style:font-size-asian="10pt" style:font-weight-asian="normal" style:font-name-complex="Arial1" style:font-size-complex="10pt"/>
    </style:style>
    <style:style style:name="T6" style:family="text">
      <style:text-properties style:font-name="Arial" style:font-name-asian="Arial1" style:font-name-complex="Arial1"/>
    </style:style>
    <style:style style:name="T7" style:family="text">
      <style:text-properties fo:color="#188038" style:font-name="Arial" fo:font-size="10pt" style:font-name-asian="Arial1" style:font-size-asian="10pt" style:font-name-complex="Arial1" style:font-size-complex="10pt"/>
    </style:style>
    <style:style style:name="T8" style:family="text">
      <style:text-properties fo:color="#000000" style:font-name="Arial" fo:font-size="11pt" fo:font-weight="normal" style:font-name-asian="Arial1" style:font-size-asian="11pt" style:font-weight-asian="normal" style:font-name-complex="Arial1" style:font-size-complex="11pt"/>
    </style:style>
    <style:style style:name="T9" style:family="text">
      <style:text-properties fo:color="#000000" style:font-name="Arial" fo:font-size="11pt" style:font-name-asian="Arial1" style:font-size-asian="11pt" style:font-name-complex="Arial1" style:font-size-complex="11pt"/>
    </style:style>
    <style:style style:name="T10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6/7　HW ：TSPのヒューリスティック案を考える</text:span></text:p>
      <text:p text:style-name="P1"><text:span text:style-name="T2">①遺伝的アルゴリズム</text:span></text:p>
      <text:p text:style-name="P2"><text:span text:style-name="T3">データの読み込み</text:span><text:span text:style-name="T4"> (</text:span><text:span text:style-name="T7">read_input</text:span><text:span text:style-name="T4">)：CSVファイル読み込み、座標データ取得</text:span></text:p>
      <text:p text:style-name="P2"><text:span text:style-name="T3">初期集団の生成</text:span><text:span text:style-name="T4"> (</text:span><text:span text:style-name="T7">generate_initial_population</text:span><text:span text:style-name="T4">)：ランダムに初期集団生成</text:span></text:p>
      <text:p text:style-name="P2"><text:span text:style-name="T3">適応度の評価</text:span><text:span text:style-name="T4"> (</text:span><text:span text:style-name="T7">evaluate_population</text:span><text:span text:style-name="T4">)：各個体の総移動距離を計算、適応度を評価</text:span></text:p>
      <text:p text:style-name="P2"><text:span text:style-name="T3">選択</text:span><text:span text:style-name="T4"> (</text:span><text:span text:style-name="T7">selection</text:span><text:span text:style-name="T4">)：適応度に基づいて親を選択</text:span></text:p>
      <text:p text:style-name="P2"><text:span text:style-name="T3">交叉</text:span><text:span text:style-name="T4"> (</text:span><text:span text:style-name="T7">crossover</text:span><text:span text:style-name="T4">)：選択された親を基に新しい個体を生成</text:span></text:p>
      <text:p text:style-name="P2"><text:span text:style-name="T3">突然変異</text:span><text:span text:style-name="T4"> (</text:span><text:span text:style-name="T7">mutate</text:span><text:span text:style-name="T4">)：個体にランダムな変異を導入します。</text:span></text:p>
      <text:p text:style-name="P2"><text:span text:style-name="T3">距離行列の作成</text:span><text:span text:style-name="T4"> (</text:span><text:span text:style-name="T7">create_distance_matrix</text:span><text:span text:style-name="T4">)：都市間距離を計算し、距離行列作成</text:span></text:p>
      <text:p text:style-name="P2"><text:span text:style-name="T3">ソルバー</text:span><text:span text:style-name="T4"> (</text:span><text:span text:style-name="T7">solve_tsp_with_ga</text:span><text:span text:style-name="T4">)：遺伝的アルゴリズムを実行し、最適解を探索</text:span></text:p>
      <text:p text:style-name="P2"><text:span text:style-name="T3">出力の書き込み</text:span><text:span text:style-name="T4"> (</text:span><text:span text:style-name="T7">write_output</text:span><text:span text:style-name="T4">)：最適解をCSVファイルに書き込みます。</text:span></text:p>
      <text:p text:style-name="P2"><text:span text:style-name="T3">メイン関数</text:span><text:span text:style-name="T4"> (</text:span><text:span text:style-name="T7">main</text:span><text:span text:style-name="T4">)：すべての入力を実行し、結果をファイルに出力</text:span></text:p>
      <text:p text:style-name="P2"><text:span text:style-name="T6">②焼きなまし法</text:span></text:p>
      <text:p text:style-name="P11"><text:bookmark text:name="_1xbsdcbm6s55"/><text:span text:style-name="T8">1. </text:span><text:span text:style-name="T9">距離の計算関数</text:span><text:span text:style-name="T8">：</text:span><text:span text:style-name="T5">都市間の距離を計算する関数を定義。座標を受け取り、ユークリッド距離を計算</text:span></text:p>
      <text:p text:style-name="P11"><text:bookmark text:name="_bgrtnt64w9ba"/><text:span text:style-name="T8">2. </text:span><text:span text:style-name="T9">初期解の生成</text:span><text:span text:style-name="T8">：</text:span><text:span text:style-name="T5">一般的にはランダムに初期解を生成します。初期解は都市の訪問順序のランダムな並びとして生成</text:span></text:p>
      <text:p text:style-name="P11"><text:bookmark text:name="_vkg8sxp6nths"/><text:span text:style-name="T8">3. </text:span><text:span text:style-name="T9">温度のスケジューリング</text:span><text:span text:style-name="T8">：</text:span><text:span text:style-name="T5">温度パラメータを用いて探索の進行を制御。初期温度から始め、探索が進むにつれて温度を徐々に下げていきます。温度が高いときは探索が乱雑に行われ、局所的な最適解からの脱出が可能になる。温度が低いときは、より良い解を探索するようになる。</text:span></text:p>
      <text:p text:style-name="P11"><text:bookmark text:name="_r0tky0tb1uge"/><text:span text:style-name="T8">4. </text:span><text:span text:style-name="T9">近傍解の探索</text:span><text:span text:style-name="T8">：</text:span><text:span text:style-name="T5">温度が高いとき近傍解を受け入れる確率が高くなる。近傍解は、現在の解を少し変更したもので2つのランダムな都市を選び、それらの順序を入れ替えることで近傍解を生成</text:span></text:p>
      <text:p text:style-name="P11"><text:bookmark text:name="_bqqcc9g9y0oj"/><text:span text:style-name="T8">5. </text:span><text:span text:style-name="T9">解の受け入れ</text:span><text:span text:style-name="T8">：</text:span><text:span text:style-name="T5">近傍解がよりコストが低ければ、その解を採用。近傍解がより悪い解であっても、一定の確率で受け入れる。確率は温度と解の差によって決定。温度が高いほど、より悪い解を受け入れる確率が高くなる。</text:span></text:p>
      <text:p text:style-name="P11"><text:bookmark text:name="_46yn4qheffjt"/><text:span text:style-name="T8">6. </text:span><text:span text:style-name="T9">収束判定</text:span><text:span text:style-name="T8">：</text:span><text:span text:style-name="T5">温度が一定の閾値以下になるか、一定の反復回数を超えた場合に探索を終了</text:span></text:p>
      <text:p text:style-name="P11"><text:bookmark text:name="_ny60gtdifop0"/><text:span text:style-name="T8">7. </text:span><text:span text:style-name="T9">最良解の選択</text:span><text:span text:style-name="T8">：</text:span><text:span text:style-name="T5">探索が終了した後、最良の解が最終的な解として選択。</text:span></text:p>
      <text:p text:style-name="Standard"/>
      <text:p text:style-name="P3"/>
      <text:p text:style-name="P3"/>
      <text:p text:style-name="P4"><text:span text:style-name="T4">Challenge 0</text:span></text:p>
      <text:p text:style-name="P4"><text:span text:style-name="T4">output <text:s text:c="9"/>: <text:s text:c="3"/>3291.62</text:span></text:p>
      <text:p text:style-name="P4"><text:soft-page-break/><text:span text:style-name="T4">sample/random <text:s text:c="2"/>: <text:s text:c="3"/>3862.20</text:span></text:p>
      <text:p text:style-name="P4"><text:span text:style-name="T4">sample/greedy <text:s text:c="2"/>: <text:s text:c="3"/>3418.10</text:span></text:p>
      <text:p text:style-name="P4"><text:span text:style-name="T4">sample/sa <text:s text:c="6"/>: <text:s text:c="3"/>3291.62</text:span></text:p>
      <text:p text:style-name="P3"/>
      <text:p text:style-name="P4"><text:span text:style-name="T4">Challenge 1</text:span></text:p>
      <text:p text:style-name="P4"><text:span text:style-name="T4">output <text:s text:c="9"/>: <text:s text:c="3"/>3832.29</text:span></text:p>
      <text:p text:style-name="P4"><text:span text:style-name="T4">sample/random <text:s text:c="2"/>: <text:s text:c="3"/>6101.57</text:span></text:p>
      <text:p text:style-name="P4"><text:span text:style-name="T4">sample/greedy <text:s text:c="2"/>: <text:s text:c="3"/>3832.29</text:span></text:p>
      <text:p text:style-name="P4"><text:span text:style-name="T4">sample/sa <text:s text:c="6"/>: <text:s text:c="3"/>3778.72</text:span></text:p>
      <text:p text:style-name="P3"/>
      <text:p text:style-name="P4"><text:span text:style-name="T4">Challenge 2</text:span></text:p>
      <text:p text:style-name="P4"><text:span text:style-name="T4">output <text:s text:c="9"/>: <text:s text:c="3"/>4670.27</text:span></text:p>
      <text:p text:style-name="P4"><text:span text:style-name="T4">sample/random <text:s text:c="2"/>: <text:s text:c="2"/>13479.25</text:span></text:p>
      <text:p text:style-name="P4"><text:span text:style-name="T4">sample/greedy <text:s text:c="2"/>: <text:s text:c="3"/>5449.44</text:span></text:p>
      <text:p text:style-name="P4"><text:span text:style-name="T4">sample/sa <text:s text:c="6"/>: <text:s text:c="3"/>4494.42</text:span></text:p>
      <text:p text:style-name="P3"/>
      <text:p text:style-name="P4"><text:span text:style-name="T4">Challenge 3</text:span></text:p>
      <text:p text:style-name="P4"><text:span text:style-name="T4">output <text:s text:c="9"/>: <text:s text:c="2"/>16075.86</text:span></text:p>
      <text:p text:style-name="P4"><text:span text:style-name="T4">sample/random <text:s text:c="2"/>: <text:s text:c="2"/>47521.08</text:span></text:p>
      <text:p text:style-name="P4"><text:span text:style-name="T4">sample/greedy <text:s text:c="2"/>: <text:s text:c="2"/>10519.16</text:span></text:p>
      <text:p text:style-name="P4"><text:span text:style-name="T4">sample/sa <text:s text:c="6"/>: <text:s text:c="3"/>8150.91</text:span></text:p>
      <text:p text:style-name="P3"/>
      <text:p text:style-name="P4"><text:span text:style-name="T4">Challenge 4</text:span></text:p>
      <text:p text:style-name="P4"><text:span text:style-name="T4">output <text:s text:c="9"/>: <text:s text:c="2"/>36666.48</text:span></text:p>
      <text:p text:style-name="P4"><text:span text:style-name="T4">sample/random <text:s text:c="2"/>: <text:s text:c="2"/>92719.14</text:span></text:p>
      <text:p text:style-name="P4"><text:span text:style-name="T4">sample/greedy <text:s text:c="2"/>: <text:s text:c="2"/>12684.06</text:span></text:p>
      <text:p text:style-name="P4"><text:soft-page-break/><text:span text:style-name="T4">sample/sa <text:s text:c="6"/>: <text:s text:c="2"/>10675.29</text:span></text:p>
      <text:p text:style-name="P3"/>
      <text:p text:style-name="P4"><text:span text:style-name="T4">Challenge 5</text:span></text:p>
      <text:p text:style-name="P4"><text:span text:style-name="T4">output <text:s text:c="9"/>: <text:s/>243407.75</text:span></text:p>
      <text:p text:style-name="P4"><text:span text:style-name="T4">sample/random <text:s text:c="2"/>: <text:s/>347392.97</text:span></text:p>
      <text:p text:style-name="P4"><text:span text:style-name="T4">sample/greedy <text:s text:c="2"/>: <text:s text:c="2"/>25331.84</text:span></text:p>
      <text:p text:style-name="P4"><text:span text:style-name="T4">sample/sa <text:s text:c="6"/>: <text:s text:c="2"/>21119.55</text:span></text:p>
      <text:p text:style-name="P3"/>
      <text:p text:style-name="P4"><text:span text:style-name="T4">Challenge 6</text:span></text:p>
      <text:p text:style-name="P4"><text:span text:style-name="T4">output <text:s text:c="9"/>: 1200567.41</text:span></text:p>
      <text:p text:style-name="P4"><text:span text:style-name="T4">sample/random <text:s text:c="2"/>: 1374393.14</text:span></text:p>
      <text:p text:style-name="P4"><text:span text:style-name="T4">sample/greedy <text:s text:c="2"/>: <text:s text:c="2"/>49892.05</text:span></text:p>
      <text:p text:style-name="P4"><text:span text:style-name="T4">sample/sa <text:s text:c="6"/>: <text:s text:c="2"/>44393.89</text:span></text:p>
      <text:p text:style-name="P3"/>
      <text:p text:style-name="P4"><text:span text:style-name="T4">​​</text:span></text:p>
      <text:p text:style-name="P7">lec 06:TSPの改良</text:p>
      <text:p text:style-name="P7"><text:span text:style-name="T10">・焼きまなし＋2opt -&gt; 作れたが計算量多い？</text:span></text:p>
      <text:p text:style-name="P7">焼きなまし法で全体的に見た時の最適解を見つけ、それに対して2-optを使用し局所的な問題を解決する方針</text:p>
      <text:p text:style-name="P6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ja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ja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200%" fo:text-indent="0.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39in" fo:margin-bottom="0in" loext:contextual-spacing="false" fo:line-height="100%" fo:text-indent="0in" style:auto-text-indent="false" fo:break-before="auto" fo:break-after="auto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break-before="auto" fo:break-after="auto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4165in" fo:margin-bottom="0in" loext:contextual-spacing="false" fo:line-height="100%" fo:text-align="center" style:justify-single-word="false" fo:text-indent="0in" style:auto-text-indent="false" fo:break-before="auto" fo:break-after="auto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 fo:padding="0in" fo:border="none"/>
    </style:style>
    <style:style style:name="MP2" style:family="paragraph" style:parent-style-name="Standard">
      <style:paragraph-properties fo:text-align="end" style:justify-single-word="false" fo:break-before="auto" fo:break-after="auto" fo:padding="0in" fo:border="none"/>
    </style:style>
    <style:page-layout style:name="Mpm1">
      <style:page-layout-properties fo:page-width="8.5in" fo:page-height="11in" style:num-format="1" style:print-orientation="portrait" fo:margin-top="0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60" meta:word-count="930" meta:character-count="1891" meta:non-whitespace-character-count="1609"/>
    <meta:generator>LibreOfficeDev/6.0.5.2$Linux_X86_64 LibreOffice_project/</meta:generator>
  </office:meta>
</office:document-meta>
</file>